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67be89"/>
    </style:style>
    <style:style style:name="P2" style:family="paragraph" style:parent-style-name="Standard" style:list-style-name="L1">
      <style:text-properties style:font-name="Bitstream Charter" officeooo:rsid="0009cfd4" officeooo:paragraph-rsid="0009cfd4"/>
    </style:style>
    <style:style style:name="P3" style:family="paragraph" style:parent-style-name="Standard" style:list-style-name="L1">
      <style:text-properties style:font-name="Bitstream Charter" officeooo:rsid="0009cfd4" officeooo:paragraph-rsid="0067fb37"/>
    </style:style>
    <style:style style:name="P4" style:family="paragraph" style:parent-style-name="Standard" style:list-style-name="L1">
      <style:text-properties style:font-name="Bitstream Charter" officeooo:rsid="0009cfd4" officeooo:paragraph-rsid="00696afb"/>
    </style:style>
    <style:style style:name="P5" style:family="paragraph" style:parent-style-name="Standard" style:list-style-name="L1">
      <style:text-properties style:font-name="Bitstream Charter" officeooo:rsid="0067fb37" officeooo:paragraph-rsid="0067fb37"/>
    </style:style>
    <style:style style:name="P6" style:family="paragraph" style:parent-style-name="Standard" style:list-style-name="L1">
      <style:text-properties style:font-name="Bitstream Charter" officeooo:rsid="0067fb37" officeooo:paragraph-rsid="00696afb"/>
    </style:style>
    <style:style style:name="P7" style:family="paragraph" style:parent-style-name="Standard" style:list-style-name="L1">
      <style:text-properties style:font-name="Bitstream Charter" officeooo:rsid="0067fb37" officeooo:paragraph-rsid="00698100"/>
    </style:style>
    <style:style style:name="P8" style:family="paragraph" style:parent-style-name="Standard" style:list-style-name="L1">
      <style:text-properties style:font-name="Bitstream Charter" officeooo:rsid="0067fb37" officeooo:paragraph-rsid="00772d13"/>
    </style:style>
    <style:style style:name="P9" style:family="paragraph" style:parent-style-name="Standard">
      <style:text-properties style:font-name="Bitstream Charter" fo:font-style="normal" fo:font-weight="normal" officeooo:rsid="0032ccce" officeooo:paragraph-rsid="0067be8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color="#000000" style:font-name="Bitstream Charter" fo:font-weight="bold" officeooo:rsid="0067be89" officeooo:paragraph-rsid="0067be89" style:font-weight-asian="bold" style:font-weight-complex="bold"/>
    </style:style>
    <style:style style:name="P11" style:family="paragraph" style:parent-style-name="Standard" style:list-style-name="L1">
      <style:text-properties fo:color="#000000" style:font-name="Bitstream Charter" fo:font-weight="bold" officeooo:rsid="00718c9d" officeooo:paragraph-rsid="00718c9d" style:font-weight-asian="bold" style:font-weight-complex="bold"/>
    </style:style>
    <style:style style:name="P12" style:family="paragraph" style:parent-style-name="Standard" style:list-style-name="L1">
      <style:text-properties fo:color="#000000" style:font-name="Bitstream Charter" fo:font-weight="normal" officeooo:rsid="0067be89" officeooo:paragraph-rsid="0067fb37" style:font-weight-asian="normal" style:font-weight-complex="normal"/>
    </style:style>
    <style:style style:name="P13" style:family="paragraph" style:parent-style-name="Standard" style:list-style-name="L1">
      <style:text-properties fo:color="#000000" style:font-name="Bitstream Charter" fo:font-weight="normal" officeooo:rsid="0069dad5" officeooo:paragraph-rsid="0069dad5" style:font-weight-asian="normal" style:font-weight-complex="normal"/>
    </style:style>
    <style:style style:name="P14" style:family="paragraph" style:parent-style-name="Standard" style:list-style-name="L1">
      <style:text-properties fo:color="#000000" style:font-name="Bitstream Charter" fo:font-weight="normal" officeooo:rsid="006bda20" officeooo:paragraph-rsid="006bda20" style:font-weight-asian="normal" style:font-weight-complex="normal"/>
    </style:style>
    <style:style style:name="P15" style:family="paragraph" style:parent-style-name="Standard" style:list-style-name="L1">
      <style:text-properties fo:color="#000000" style:font-name="Bitstream Charter" fo:font-weight="normal" officeooo:rsid="006ed441" officeooo:paragraph-rsid="006ed441" style:font-weight-asian="normal" style:font-weight-complex="normal"/>
    </style:style>
    <style:style style:name="P16" style:family="paragraph" style:parent-style-name="Standard" style:list-style-name="L1">
      <style:text-properties fo:color="#000000" style:font-name="Bitstream Charter" fo:font-weight="normal" officeooo:rsid="00739dfe" officeooo:paragraph-rsid="00739dfe" style:font-weight-asian="normal" style:font-weight-complex="normal"/>
    </style:style>
    <style:style style:name="P17" style:family="paragraph" style:parent-style-name="Standard" style:list-style-name="L1">
      <style:text-properties fo:color="#000000" style:font-name="Bitstream Charter" fo:font-style="normal" fo:font-weight="normal" officeooo:rsid="00739dfe" officeooo:paragraph-rsid="00739dfe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fo:color="#000000" style:font-name="Bitstream Charter" fo:font-style="normal" fo:font-weight="normal" officeooo:rsid="0073bd70" officeooo:paragraph-rsid="0073bd70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fo:color="#9900ff" style:font-name="Bitstream Charter" fo:font-weight="bold" officeooo:rsid="006bda20" officeooo:paragraph-rsid="006bda20" style:font-weight-asian="bold" style:font-weight-complex="bold"/>
    </style:style>
    <style:style style:name="P20" style:family="paragraph" style:parent-style-name="Standard">
      <style:text-properties fo:color="#cc0000" style:font-name="Bitstream Charter" fo:font-style="italic" fo:font-weight="bold" officeooo:rsid="003c2427" officeooo:paragraph-rsid="00696afb" style:font-style-asian="italic" style:font-weight-asian="bold" style:font-style-complex="italic" style:font-weight-complex="bold"/>
    </style:style>
    <style:style style:name="P21" style:family="paragraph" style:parent-style-name="Standard" style:list-style-name="L1">
      <style:text-properties fo:color="#cc0000" style:font-name="Bitstream Charter" fo:font-style="italic" fo:font-weight="bold" officeooo:rsid="006ed441" officeooo:paragraph-rsid="006ed441" style:font-style-asian="italic" style:font-weight-asian="bold" style:font-style-complex="italic" style:font-weight-complex="bold"/>
    </style:style>
    <style:style style:name="P22" style:family="paragraph" style:parent-style-name="Standard" style:list-style-name="L1">
      <style:text-properties fo:color="#cc0000" style:font-name="Bitstream Charter" fo:font-weight="normal" officeooo:rsid="00718c9d" officeooo:paragraph-rsid="007354f1" style:font-weight-asian="normal" style:font-weight-complex="normal"/>
    </style:style>
    <style:style style:name="P23" style:family="paragraph" style:parent-style-name="Standard" style:list-style-name="L1">
      <style:text-properties fo:color="#cc0000" style:font-name="Bitstream Charter" fo:font-weight="normal" officeooo:rsid="00718c9d" officeooo:paragraph-rsid="00718c9d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354f1" style:font-style-asian="italic" style:font-style-complex="italic"/>
    </style:style>
    <style:style style:name="T3" style:family="text">
      <style:text-properties fo:font-style="italic" officeooo:rsid="0078a1b3" style:font-style-asian="italic" style:font-style-complex="italic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67be89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67be89" style:font-weight-asian="bold" style:font-weight-complex="bold"/>
    </style:style>
    <style:style style:name="T8" style:family="text">
      <style:text-properties fo:color="#000000" fo:font-weight="bold" officeooo:rsid="0068bb13" style:font-weight-asian="bold" style:font-weight-complex="bold"/>
    </style:style>
    <style:style style:name="T9" style:family="text">
      <style:text-properties fo:color="#000000" fo:font-weight="bold" officeooo:rsid="00696afb" style:font-weight-asian="bold" style:font-weight-complex="bold"/>
    </style:style>
    <style:style style:name="T10" style:family="text">
      <style:text-properties fo:color="#000000" fo:font-weight="bold" officeooo:rsid="00698100" style:font-weight-asian="bold" style:font-weight-complex="bold"/>
    </style:style>
    <style:style style:name="T11" style:family="text">
      <style:text-properties fo:color="#000000" fo:font-weight="bold" officeooo:rsid="006e0d5a" style:font-weight-asian="bold" style:font-weight-complex="bold"/>
    </style:style>
    <style:style style:name="T12" style:family="text">
      <style:text-properties fo:color="#000000" fo:font-style="italic" fo:font-weight="bold" officeooo:rsid="0068bb13" style:font-style-asian="italic" style:font-weight-asian="bold" style:font-style-complex="italic" style:font-weight-complex="bold"/>
    </style:style>
    <style:style style:name="T13" style:family="text">
      <style:text-properties fo:color="#000000" fo:font-style="italic" fo:font-weight="bold" officeooo:rsid="00772d13" style:font-style-asian="italic" style:font-weight-asian="bold" style:font-style-complex="italic" style:font-weight-complex="bold"/>
    </style:style>
    <style:style style:name="T14" style:family="text">
      <style:text-properties fo:color="#000000" fo:font-style="italic" officeooo:rsid="0078a1b3" style:font-style-asian="italic" style:font-style-complex="italic"/>
    </style:style>
    <style:style style:name="T15" style:family="text">
      <style:text-properties fo:color="#9900ff" fo:font-weight="bold" officeooo:rsid="00698100" style:font-weight-asian="bold" style:font-weight-complex="bold"/>
    </style:style>
    <style:style style:name="T16" style:family="text">
      <style:text-properties officeooo:rsid="0067be4a"/>
    </style:style>
    <style:style style:name="T17" style:family="text">
      <style:text-properties officeooo:rsid="0074eac8"/>
    </style:style>
    <style:style style:name="T18" style:family="text">
      <style:text-properties fo:font-weight="bold" officeooo:rsid="0074eac8" style:font-weight-asian="bold" style:font-weight-complex="bold"/>
    </style:style>
    <style:style style:name="T19" style:family="text">
      <style:text-properties fo:font-weight="bold" officeooo:rsid="0075d6a1" style:font-weight-asian="bold" style:font-weight-complex="bold"/>
    </style:style>
    <style:style style:name="T20" style:family="text">
      <style:text-properties officeooo:rsid="0075d6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21249324048285698" text:style-name="L1">
        <text:list-header>
          <text:p text:style-name="P2">LECTURE #<text:span text:style-name="T16">2</text:span> – <text:span text:style-name="T16">FLASK</text:span></text:p>
        </text:list-header>
      </text:list>
      <text:p text:style-name="P1"/>
      <text:list xml:id="list193355394290589" text:continue-numbering="true" text:style-name="L1">
        <text:list-item>
          <text:p text:style-name="P10">INTRO</text:p>
          <text:list>
            <text:list-item>
              <text:p text:style-name="P12">Today we’re going to start to learn how to build dynamic web applications</text:p>
              <text:p text:style-name="P3"/>
            </text:list-item>
          </text:list>
        </text:list-item>
        <text:list-item>
          <text:p text:style-name="P5"><text:span text:style-name="T7">P</text:span><text:span text:style-name="T6">YTHON – </text:span><text:span text:style-name="T8">ver </text:span><text:span text:style-name="T12">lec2.ipynb</text:span></text:p>
          <text:list>
            <text:list-item>
              <text:p text:style-name="P6"><text:span text:style-name="T5">I</text:span><text:span text:style-name="T4">nterpreted programming language</text:span></text:p>
              <text:p text:style-name="P4"/>
            </text:list-item>
          </text:list>
        </text:list-item>
        <text:list-item>
          <text:p text:style-name="P8"><text:span text:style-name="T11">FLASK - P</text:span><text:span text:style-name="T6">YTHON </text:span><text:span text:style-name="T9">FOR WEB-DEV (39:00) </text:span><text:span text:style-name="T6"><text:s/>– </text:span><text:span text:style-name="T8">ver </text:span><text:span text:style-name="T13">application.py</text:span></text:p>
          <text:list>
            <text:list-item>
              <text:p text:style-name="P7"><text:span text:style-name="T15">HTTP</text:span><text:span text:style-name="T10"> </text:span></text:p>
              <text:list>
                <text:list-item>
                  <text:p text:style-name="P13">System the website and internet use to interact and communicate (computers, servers, etc)</text:p>
                </text:list-item>
                <text:list-item>
                  <text:p text:style-name="P13">When you type a website name and press Enter, you’re sending an HTTP request to some server; the server interprets the request and gives me back an HTTP response.</text:p>
                </text:list-item>
                <text:list-item>
                  <text:p text:style-name="P13">We want to write code that’ll take care of that server-side processing</text:p>
                  <text:list>
                    <text:list-item>
                      <text:p text:style-name="P13">receive requests</text:p>
                    </text:list-item>
                    <text:list-item>
                      <text:p text:style-name="P13">interpret them</text:p>
                    </text:list-item>
                    <text:list-item>
                      <text:p text:style-name="P13">give response</text:p>
                    </text:list-item>
                  </text:list>
                </text:list-item>
              </text:list>
            </text:list-item>
            <text:list-item>
              <text:p text:style-name="P19">Flask</text:p>
              <text:list>
                <text:list-item>
                  <text:p text:style-name="P14">Framework written in Python, i.e., some code already written for us in Python in order to make it easy to get up and running with some simple web application</text:p>
                </text:list-item>
                <text:list-item>
                  <text:p text:style-name="P21">application.py</text:p>
                  <text:list>
                    <text:list-item>
                      <text:p text:style-name="P15">main file of a flask application</text:p>
                    </text:list-item>
                    <text:list-item>
                      <text:p text:style-name="P15">run a basic operation that we can serve as if we were a website</text:p>
                    </text:list-item>
                  </text:list>
                </text:list-item>
                <text:list-item>
                  <text:p text:style-name="P11">to run a flask application:</text:p>
                  <text:list>
                    <text:list-item>
                      <text:p text:style-name="P23">&gt;&gt; <text:span text:style-name="T2">export FLASK_APP=application.py</text:span></text:p>
                    </text:list-item>
                    <text:list-item>
                      <text:p text:style-name="P22"><text:span text:style-name="T1">&gt;&gt; </text:span><text:span text:style-name="T2">export FLASK_DEBUG=1 </text:span><text:span text:style-name="T14">(optional)</text:span></text:p>
                    </text:list-item>
                    <text:list-item>
                      <text:p text:style-name="P22"><text:span text:style-name="T1">&gt;&gt; flask run</text:span></text:p>
                      <text:list>
                        <text:list-item>
                          <text:p text:style-name="P16"><text:span text:style-name="T1">result: “Running on http://127.0….</text:span></text:p>
                        </text:list-item>
                      </text:list>
                    </text:list-item>
                    <text:list-item>
                      <text:p text:style-name="P17">Go to the url</text:p>
                    </text:list-item>
                  </text:list>
                </text:list-item>
                <text:list-item>
                  <text:p text:style-name="P18">the two lines before “flask run” are important so that Flask knows where to look for your particular application. <text:span text:style-name="T17">The reason for that is that Flask relies on an </text:span><text:span text:style-name="T18">environment variable </text:span><text:span text:style-name="T17">(a variable that is set inside of your terminal) to know what file to be looking for as <text:s/>the source of the application. </text:span><text:span text:style-name="T19">FLASK_APP </text:span><text:span text:style-name="T20">is an environment variable. </text:span></text:p>
                </text:list-item>
              </text:list>
            </text:list-item>
          </text:list>
        </text:list-item>
      </text:list>
      <text:p text:style-name="P2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3-05T19:10:14.953116141</dc:date>
    <meta:editing-duration>P1DT2H16M24S</meta:editing-duration>
    <meta:editing-cycles>115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52" meta:character-count="1368" meta:non-whitespace-character-count="1161"/>
  </office:meta>
</office:document-meta>
</file>